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margin-top="0cm" fo:margin-bottom="0cm" loext:contextual-spacing="false" fo:line-height="100%"/>
    </style:style>
    <style:style style:name="T1" style:family="text">
      <style:text-properties style:font-name-asian="F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pe line of scRNA-seq data analysis</text:p>
      <text:list xml:id="list7884833801056999232" text:style-name="WWNum1">
        <text:list-item>
          <text:p text:style-name="P3">Read alignment through STAR<text:line-break/>e.g.,<text:line-break/>STAR --genomeDir /home/h --readFilesIn SRR3126345_trim.fastq,SRR3126346_trim.fastq,SRR3126347_trim.fastq --outFileNamePrefix /home/yri/ <text:s/>--runThreadN 10 --outFilterType BySJout --outFilterMultimapNmax 1 --alignSJoverhangMin 8 --alignSJDBoverhangMin 1 --outFilterMismatchNmax 999 --alignIntronMin 20 --alignIntronMax 1000000 --alignMatesGapMax 1000000 --outSAMtype BAM Unsorted --quantMode GeneCounts<text:line-break/><text:line-break/>Note that SRR3126345_trim.fastq etc are for reads after chopping UMIs. The genome index file can be generated based on the GRCh38 genome sequence and the Gencode gene annotation.<text:line-break/></text:p>
        </text:list-item>
        <text:list-item>
          <text:p text:style-name="P3">Position-level read count through featureCounts<text:line-break/>e.g., </text:p>
        </text:list-item>
      </text:list>
      <text:p text:style-name="List_20_Paragraph">featureCounts -a /home /hgenGene_exonicpos -o epCount Aligned.out.bam -F SAF -f --read2pos 5 -O<text:line-break/></text:p>
      <text:p text:style-name="List_20_Paragraph">Note that the file “hgenGene_exonicpos” includes all the non-redundant exonic positions of each gene. The details of the file format can be found in the manual of featureCounts</text:p>
      <text:p text:style-name="List_20_Paragraph"/>
      <text:list xml:id="list82759640496024" text:continue-numbering="true" text:style-name="WWNum1">
        <text:list-item>
          <text:p text:style-name="P3">Perform bias-correction of read counts through the GP fitting of position-level read counts.<text:line-break/>e.g.,</text:p>
        </text:list-item>
      </text:list>
      <text:p text:style-name="List_20_Paragraph">For each scRNAseq, count the average and the variance of the position-level read counts for each gene. Summarize all the scRNAseq data in “gene_cnt_summary”. The columns in “gene_cnt_summary” are:</text:p>
      <text:p text:style-name="List_20_Paragraph">Gid</text:p>
      <text:p text:style-name="List_20_Paragraph">Chr</text:p>
      <text:p text:style-name="List_20_Paragraph">Str</text:p>
      <text:p text:style-name="List_20_Paragraph">Glen (i.e. # of nonredundant exonic position for this gene)</text:p>
      <text:p text:style-name="List_20_Paragraph">Name</text:p>
      <text:p text:style-name="List_20_Paragraph">Cell1_pmn (average of the position-level read counts)</text:p>
      <text:p text:style-name="List_20_Paragraph">Cell1_pvr (variance of the position-level read counts)</text:p>
      <text:p text:style-name="List_20_Paragraph">Cell2_pmn (average of the position-level read counts)</text:p>
      <text:p text:style-name="List_20_Paragraph">Cell2_pvr (variance of the position-level read counts)</text:p>
      <text:p text:style-name="List_20_Paragraph">…..</text:p>
      <text:p text:style-name="List_20_Paragraph">Cell100_pmn (average of the position-level read counts)</text:p>
      <text:p text:style-name="List_20_Paragraph">Cell100_pvr (variance of the position-level read counts)<text:line-break/></text:p>
      <text:list xml:id="list82759371900131" text:continue-numbering="true" text:style-name="WWNum1">
        <text:list-item>
          <text:p text:style-name="P3">Gene quantification of BCseq<text:line-break/>BCseq gene_cnt_summary bcseq_result 209 49671 1 1-209<text:line-break/></text:p>
        </text:list-item>
      </text:list>
      <text:p text:style-name="List_20_Paragraph">BCseq: the core program, which was written in C and complied using gcc<text:bookmark text:name="_GoBack"/></text:p>
      <text:p text:style-name="List_20_Paragraph"><text:soft-page-break/>gene_cnt_summary: input file</text:p>
      <text:p text:style-name="List_20_Paragraph">bcseq_result: output file</text:p>
      <text:p text:style-name="List_20_Paragraph"/>
      <text:p text:style-name="List_20_Paragraph">Note the parameter specification:</text:p>
      <text:p text:style-name="List_20_Paragraph">209: number of cells</text:p>
      <text:p text:style-name="List_20_Paragraph">49671: number of genes<text:line-break/>1: threshold for total transcript count after removing outlier genes, outlier genes are those highly expressed genes with read percentage &gt;10% in &gt;=1 samples</text:p>
      <text:p text:style-name="List_20_Paragraph">1-209: the range of considered cells. It can also be in the format of “1-20,30-40” which means only consider cells 1-20 and 30-40.<text:line-break/><text:line-break/>bcseq_result is the output file with the columns:</text:p>
      <text:p text:style-name="List_20_Paragraph">Id (the i-th gene)</text:p>
      <text:p text:style-name="List_20_Paragraph">Original TPM measure for cell 1</text:p>
      <text:p text:style-name="List_20_Paragraph">Original TPM measure for cell 2</text:p>
      <text:p text:style-name="List_20_Paragraph">….</text:p>
      <text:p text:style-name="List_20_Paragraph">Original TPM measure for cell k</text:p>
      <text:p text:style-name="List_20_Paragraph">BCseq measure for cell 1</text:p>
      <text:p text:style-name="List_20_Paragraph">BCseq quality score for cell 1</text:p>
      <text:p text:style-name="List_20_Paragraph">….</text:p>
      <text:p text:style-name="List_20_Paragraph">BCseq measure for cell k</text:p>
      <text:p text:style-name="List_20_Paragraph">BCseq quality score for cell k</text:p>
      <text:p text:style-name="P1"><text:span text:style-name="T1"><text:s/></text:span><text:span text:style-name="T1"><draw:frame draw:style-name="fr1" text:anchor-type="as-char" svg:width="0.46cm" svg:height="0.504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<text:s/><draw:frame draw:style-name="fr1" text:anchor-type="as-char" svg:width="0.46cm" svg:height="0.556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text:anchor-type="as-char" svg:width="0.406cm" svg:height="0.504cm" draw:z-index="2"><draw:object xlink:href="./Object 6" xlink:type="simple" xlink:show="embed" xlink:actuate="onLoad"/><draw:image xlink:href="./ObjectReplacements/Object 6" xlink:type="simple" xlink:show="embed" xlink:actuate="onLoad"/></draw:frame><draw:frame draw:style-name="fr1" text:anchor-type="as-char" svg:width="1.697cm" svg:height="0.603cm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List_20_Paragraph"><draw:frame draw:style-name="fr1" text:anchor-type="as-char" svg:width="0.427cm" svg:height="0.556cm" draw:z-index="4"><draw:object xlink:href="./Object 10" xlink:type="simple" xlink:show="embed" xlink:actuate="onLoad"/><draw:image xlink:href="./ObjectReplacements/Object 10" xlink:type="simple" xlink:show="embed" xlink:actuate="onLoad"/></draw:frame> (the formulas for these symbols can be found in the method section of the paper)</text:p>
      <text:p text:style-name="List_20_Paragraph">Mark ( -2: parameter estimation fails. -1: removed as outlier gene, 0: not expressed, &gt;0: # of samples with expression)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ng Chen</meta:initial-creator>
    <dc:creator>Liang Chen</dc:creator>
    <meta:editing-cycles>31</meta:editing-cycles>
    <meta:creation-date>2017-05-01T15:55:00</meta:creation-date>
    <dc:date>2017-05-19T18:03:00</dc:date>
    <meta:editing-duration>PT44M</meta:editing-duration>
    <meta:generator>LibreOffice/5.1.6.2$Linux_X86_64 LibreOffice_project/10m0$Build-2</meta:generator>
    <meta:document-statistic meta:table-count="0" meta:image-count="0" meta:object-count="5" meta:page-count="2" meta:paragraph-count="42" meta:word-count="413" meta:character-count="2728" meta:non-whitespace-character-count="23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over accent="true">
      <mi>λ</mi>
      <mo stretchy="true">^</mo>
    </mover>
    <annotation encoding="StarMath 5.0">widehat {λ}</annotation>
  </semantics>
</math>
</file>

<file path=Object 2/content.xml><?xml version="1.0" encoding="utf-8"?>
<math xmlns="http://www.w3.org/1998/Math/MathML" display="block">
  <semantics>
    <mover accent="true">
      <mi>α</mi>
      <mo stretchy="true">^</mo>
    </mover>
    <annotation encoding="StarMath 5.0">widehat {α}  </annotation>
  </semantics>
</math>
</file>

<file path=Object 4/content.xml><?xml version="1.0" encoding="utf-8"?>
<math xmlns="http://www.w3.org/1998/Math/MathML" display="block">
  <semantics>
    <mover accent="true">
      <mi>β</mi>
      <mo stretchy="true">^</mo>
    </mover>
    <annotation encoding="StarMath 5.0">widehat {β}</annotation>
  </semantics>
</math>
</file>

<file path=Object 6/content.xml><?xml version="1.0" encoding="utf-8"?>
<math xmlns="http://www.w3.org/1998/Math/MathML" display="block">
  <semantics>
    <mover accent="true">
      <mi>z</mi>
      <mo stretchy="true">^</mo>
    </mover>
    <annotation encoding="StarMath 5.0">widehat {z} </annotation>
  </semantics>
</math>
</file>

<file path=Object 8/content.xml><?xml version="1.0" encoding="utf-8"?>
<math xmlns="http://www.w3.org/1998/Math/MathML" display="block">
  <semantics>
    <msqrt>
      <mrow>
        <mi>V</mi>
        <mi mathvariant="italic">ar</mi>
        <mrow>
          <mo fence="true" stretchy="true">(</mo>
          <mrow>
            <mover accent="true">
              <mi>z</mi>
              <mo stretchy="true">^</mo>
            </mover>
          </mrow>
          <mo fence="true" stretchy="true">)</mo>
        </mrow>
      </mrow>
    </msqrt>
    <annotation encoding="StarMath 5.0">sqrt {V ar left (widehat {z} right )}</annotation>
  </semantics>
</math>
</file>